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style:font-size-asian="15.75pt" style:font-weight-asian="normal" style:font-size-complex="18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nterview Programs2</text:p>
      <text:p text:style-name="P4"/>
      <text:p text:style-name="P3">1.This program implement "call by value" </text:p>
      <text:p text:style-name="P4">#include&lt;iostream&gt; </text:p>
      <text:p text:style-name="P4">using namespace std; </text:p>
      <text:p text:style-name="P4">int calsum(int x,int y,int z); </text:p>
      <text:p text:style-name="P4">int main(){ </text:p>
      <text:p text:style-name="P4"/>
      <text:p text:style-name="P4"><text:s text:c="5"/>int a , b , c; </text:p>
      <text:p text:style-name="P4"><text:s text:c="5"/>cout &lt;&lt;"Enter three number :"; </text:p>
      <text:p text:style-name="P4"><text:s text:c="5"/>cin &gt;&gt; a &gt;&gt; b &gt;&gt; c; </text:p>
      <text:p text:style-name="P4"><text:s text:c="5"/>int sum = calsum(a,b,c); </text:p>
      <text:p text:style-name="P4"><text:s text:c="5"/>cout &lt;&lt;"Sum :" &lt;&lt; sum ; </text:p>
      <text:p text:style-name="P4"><text:s text:c="5"/>return 0; </text:p>
      <text:p text:style-name="P4">} </text:p>
      <text:p text:style-name="P4">int calsum(int x,int y,int z){ </text:p>
      <text:p text:style-name="P4"/>
      <text:p text:style-name="P4"><text:s text:c="4"/>int d ; </text:p>
      <text:p text:style-name="P4"><text:s text:c="4"/>d = x + y + y; </text:p>
      <text:p text:style-name="P4"><text:s text:c="4"/>return d; </text:p>
      <text:p text:style-name="P4">}</text:p>
      <text:p text:style-name="P4"/>
      <text:p text:style-name="P3">2.This program implement "call by reference" and "reference </text:p>
      <text:p text:style-name="P3"><text:s text:c="3"/>variable" </text:p>
      <text:p text:style-name="P4">#include&lt;iostream&gt; </text:p>
      <text:p text:style-name="P4">using namespace std; </text:p>
      <text:p text:style-name="P4">void function(int &amp; total); </text:p>
      <text:p text:style-name="P4">int main(){ </text:p>
      <text:p text:style-name="P4"/>
      <text:p text:style-name="P4"><text:s text:c="4"/>int sum = 100 ; </text:p>
      <text:p text:style-name="P4"><text:s text:c="4"/>function(sum); </text:p>
      <text:p text:style-name="P4"><text:soft-page-break/><text:s text:c="4"/>cout &lt;&lt; "sum :"&lt;&lt; sum ; </text:p>
      <text:p text:style-name="P4"><text:s text:c="4"/>return 0; </text:p>
      <text:p text:style-name="P4">} </text:p>
      <text:p text:style-name="P4">void function(int &amp; total){ </text:p>
      <text:p text:style-name="P4"><text:s/></text:p>
      <text:p text:style-name="P4"><text:s text:c="4"/>total = total + 10 ; </text:p>
      <text:p text:style-name="P4">} </text:p>
      <text:p text:style-name="P4">/* </text:p>
      <text:p text:style-name="P4">When the function call function(sum) is executed, the following initialization occurs </text:p>
      <text:p text:style-name="P4"><text:s text:c="8"/>int &amp; total = sum ; </text:p>
      <text:p text:style-name="P4">here total is reference variable to sum. </text:p>
      <text:p text:style-name="P4">*/</text:p>
      <text:p text:style-name="P4"/>
      <text:p text:style-name="P3">3.This program implement "Pointer" in C </text:p>
      <text:p text:style-name="P4">#include&lt;stdio.h&gt; </text:p>
      <text:p text:style-name="P4">int main(){ </text:p>
      <text:p text:style-name="P4"><text:s text:c="4"/></text:p>
      <text:p text:style-name="P4"><text:s text:c="5"/>int i=3; </text:p>
      <text:p text:style-name="P4"><text:s text:c="5"/>int *j; </text:p>
      <text:p text:style-name="P4"><text:s text:c="5"/>j = &amp;i; </text:p>
      <text:p text:style-name="P4"><text:s text:c="5"/>printf("Address of i = %d\n",&amp;i); </text:p>
      <text:p text:style-name="P4"><text:s text:c="5"/>printf("Address of i = %d\n",j); </text:p>
      <text:p text:style-name="P4"><text:s text:c="5"/>printf("Address of j = %d\n",&amp;j); </text:p>
      <text:p text:style-name="P4"><text:s text:c="5"/>printf("Value of j = %d\n",j); </text:p>
      <text:p text:style-name="P4"><text:s text:c="5"/>printf("Value of i = %d\n",i); </text:p>
      <text:p text:style-name="P4"><text:s text:c="5"/>printf("Value of i = %d\n",*(&amp;i)); </text:p>
      <text:p text:style-name="P4"><text:s text:c="5"/>printf("Value of i = %d\n",*j); </text:p>
      <text:p text:style-name="P4"><text:s text:c="5"/>return 0; </text:p>
      <text:p text:style-name="P4">}</text:p>
      <text:p text:style-name="P4"/>
      <text:p text:style-name="P3">4.This Program implement "Structure" in C </text:p>
      <text:p text:style-name="P4">#include&lt;stdio.h&gt; </text:p>
      <text:p text:style-name="P4"><text:soft-page-break/>int main(){ </text:p>
      <text:p text:style-name="P4"><text:s/></text:p>
      <text:p text:style-name="P4"><text:s text:c="5"/>struct book </text:p>
      <text:p text:style-name="P4"><text:s text:c="5"/>{ </text:p>
      <text:p text:style-name="P4"><text:s text:c="9"/>char name; </text:p>
      <text:p text:style-name="P4"><text:s text:c="9"/>float prise; </text:p>
      <text:p text:style-name="P4"><text:s text:c="9"/>int pages; </text:p>
      <text:p text:style-name="P4"><text:s text:c="5"/>}; </text:p>
      <text:p text:style-name="P4"><text:s text:c="5"/>struct book b1,b2; </text:p>
      <text:p text:style-name="P4"><text:s text:c="5"/>struct book b3 = {'C',130.00,350}; </text:p>
      <text:p text:style-name="P4"><text:s text:c="5"/>printf("Enter name,prise and pages of 2 books\n"); </text:p>
      <text:p text:style-name="P4"><text:s text:c="5"/>scanf("%c %f %d",&amp;b1.name,&amp;b1.prise,&amp;b1.pages); </text:p>
      <text:p text:style-name="P4"><text:s text:c="5"/>scanf("%c %f %d",&amp;b2.name,&amp;b2.prise,&amp;b2.pages); </text:p>
      <text:p text:style-name="P4"><text:s text:c="5"/>printf("This is the list of name,prise and pages of books\n"); </text:p>
      <text:p text:style-name="P4"><text:s text:c="5"/>printf("%c %f %d\n",b1.name,b1.prise,b1.pages); </text:p>
      <text:p text:style-name="P4"><text:s text:c="5"/>printf("%c %f %d\n",b2.name,b2.prise,b2.pages); </text:p>
      <text:p text:style-name="P4"><text:s text:c="5"/>printf("%c %f %d\n",b3.name,b3.prise,b3.pages); </text:p>
      <text:p text:style-name="P4"><text:s text:c="5"/>return 0; </text:p>
      <text:p text:style-name="P4">}</text:p>
      <text:p text:style-name="P4"/>
      <text:p text:style-name="P3">5.This program implement "class" </text:p>
      <text:p text:style-name="P4">#include &lt;iostream&gt; </text:p>
      <text:p text:style-name="P4"/>
      <text:p text:style-name="P4">using namespace std ; </text:p>
      <text:p text:style-name="P4"/>
      <text:p text:style-name="P4">class item </text:p>
      <text:p text:style-name="P4">{ </text:p>
      <text:p text:style-name="P4"><text:s text:c="4"/>int number ; </text:p>
      <text:p text:style-name="P4"><text:s text:c="4"/>float cost ; </text:p>
      <text:p text:style-name="P4"/>
      <text:p text:style-name="P4"><text:s text:c="4"/>public : </text:p>
      <text:p text:style-name="P4"><text:s text:c="4"/>void getdata(int a , float b) ; </text:p>
      <text:p text:style-name="P4"><text:s text:c="4"/>void display() </text:p>
      <text:p text:style-name="P4"><text:soft-page-break/><text:s text:c="4"/>{ </text:p>
      <text:p text:style-name="P4"><text:s text:c="8"/>cout &lt;&lt; "number = " &lt;&lt; number &lt;&lt; "\n" ; </text:p>
      <text:p text:style-name="P4"><text:s text:c="8"/>cout &lt;&lt; "cost = " &lt;&lt; cost &lt;&lt; "\n" ; </text:p>
      <text:p text:style-name="P4"><text:s text:c="4"/>} </text:p>
      <text:p text:style-name="P4">} ; </text:p>
      <text:p text:style-name="P4">void item :: getdata(int a , float b) </text:p>
      <text:p text:style-name="P4">{ </text:p>
      <text:p text:style-name="P4"><text:s text:c="4"/>number = a ; </text:p>
      <text:p text:style-name="P4"><text:s text:c="4"/>cost = b ; </text:p>
      <text:p text:style-name="P4">} </text:p>
      <text:p text:style-name="P4">int main() </text:p>
      <text:p text:style-name="P4">{ </text:p>
      <text:p text:style-name="P4"><text:s text:c="4"/>item x ; </text:p>
      <text:p text:style-name="P4"><text:s text:c="4"/>cout &lt;&lt; " object x \n" ; </text:p>
      <text:p text:style-name="P4"/>
      <text:p text:style-name="P4"><text:s text:c="4"/>x.getdata(100 , 299.95) ; </text:p>
      <text:p text:style-name="P4"><text:s text:c="4"/>x.display() ; </text:p>
      <text:p text:style-name="P4"/>
      <text:p text:style-name="P4"><text:s text:c="4"/>return 0 ; </text:p>
      <text:p text:style-name="P4">}</text:p>
      <text:p text:style-name="P4"/>
      <text:p text:style-name="P3">6.This program implement "Friend function" </text:p>
      <text:p text:style-name="P4">#include &lt;iostream&gt; </text:p>
      <text:p text:style-name="P4"/>
      <text:p text:style-name="P4">using namespace std ; </text:p>
      <text:p text:style-name="P4"/>
      <text:p text:style-name="P4">class XYZ ; </text:p>
      <text:p text:style-name="P4">class ABC </text:p>
      <text:p text:style-name="P4">{ </text:p>
      <text:p text:style-name="P4"><text:s text:c="4"/>int a ; </text:p>
      <text:p text:style-name="P4"><text:s text:c="4"/>public : </text:p>
      <text:p text:style-name="P4"><text:s text:c="4"/>void setvalue(int i) </text:p>
      <text:p text:style-name="P4"><text:s text:c="4"/>{ </text:p>
      <text:p text:style-name="P4"><text:soft-page-break/><text:s text:c="8"/>a = i ; </text:p>
      <text:p text:style-name="P4"><text:s text:c="4"/>} </text:p>
      <text:p text:style-name="P4"><text:s text:c="4"/>friend void max(XYZ , ABC) ; </text:p>
      <text:p text:style-name="P4">} ; </text:p>
      <text:p text:style-name="P4">class XYZ </text:p>
      <text:p text:style-name="P4">{ </text:p>
      <text:p text:style-name="P4"><text:s text:c="4"/>int x ; </text:p>
      <text:p text:style-name="P4"><text:s text:c="4"/>public : </text:p>
      <text:p text:style-name="P4"><text:s text:c="4"/>void setvalue(int j) </text:p>
      <text:p text:style-name="P4"><text:s text:c="4"/>{ </text:p>
      <text:p text:style-name="P4"><text:s text:c="8"/>x = j ; </text:p>
      <text:p text:style-name="P4"><text:s text:c="4"/>} </text:p>
      <text:p text:style-name="P4"><text:s text:c="4"/>friend void max(XYZ , ABC) ; </text:p>
      <text:p text:style-name="P4">} ; </text:p>
      <text:p text:style-name="P4">void max(XYZ m , ABC n) </text:p>
      <text:p text:style-name="P4">{ </text:p>
      <text:p text:style-name="P4"><text:s text:c="4"/>if(m.x &gt;= n.a) </text:p>
      <text:p text:style-name="P4"><text:s text:c="4"/>cout &lt;&lt; m.x ; </text:p>
      <text:p text:style-name="P4"><text:s text:c="4"/>else </text:p>
      <text:p text:style-name="P4"><text:s text:c="4"/>cout &lt;&lt; n.a ; </text:p>
      <text:p text:style-name="P4">} </text:p>
      <text:p text:style-name="P4">int main() </text:p>
      <text:p text:style-name="P4">{ </text:p>
      <text:p text:style-name="P4"><text:s text:c="4"/>XYZ p ; </text:p>
      <text:p text:style-name="P4"><text:s text:c="4"/>p.setvalue(10) ; </text:p>
      <text:p text:style-name="P4"><text:s text:c="4"/>ABC q ; </text:p>
      <text:p text:style-name="P4"><text:s text:c="4"/>q.setvalue(20) ; </text:p>
      <text:p text:style-name="P4"><text:s text:c="4"/>max(p , q) ; </text:p>
      <text:p text:style-name="P4">}</text:p>
      <text:p text:style-name="P4"/>
      <text:p text:style-name="P3">7.This program implement "Inline function" </text:p>
      <text:p text:style-name="P4">#include&lt;iostream&gt; </text:p>
      <text:p text:style-name="P4">using namespace std; </text:p>
      <text:p text:style-name="P4"><text:soft-page-break/>inline float mul(float x,float y){ </text:p>
      <text:p text:style-name="P4"><text:s text:c="2"/></text:p>
      <text:p text:style-name="P4"><text:s text:c="6"/>return(x*y); </text:p>
      <text:p text:style-name="P4">} </text:p>
      <text:p text:style-name="P4">inline double div(double p,double q){ </text:p>
      <text:p text:style-name="P4"><text:s text:c="3"/></text:p>
      <text:p text:style-name="P4"><text:s text:c="6"/>return(p/q); </text:p>
      <text:p text:style-name="P4">} </text:p>
      <text:p text:style-name="P4">int main(){ </text:p>
      <text:p text:style-name="P4"><text:s text:c="2"/></text:p>
      <text:p text:style-name="P4"><text:s text:c="6"/>float a = 12.345; </text:p>
      <text:p text:style-name="P4"><text:s text:c="6"/>float b = 9.12; </text:p>
      <text:p text:style-name="P4"><text:s text:c="6"/></text:p>
      <text:p text:style-name="P4"><text:s text:c="6"/>cout &lt;&lt; mul(a,b) &lt;&lt; "\n"; </text:p>
      <text:p text:style-name="P4"><text:s text:c="6"/>cout &lt;&lt; div(a,b) &lt;&lt; "\n"; </text:p>
      <text:p text:style-name="P4"><text:s text:c="6"/>return 0; </text:p>
      <text:p text:style-name="P4">}</text:p>
      <text:p text:style-name="P4"/>
      <text:p text:style-name="P3">8.This program implement "Function overloading" </text:p>
      <text:p text:style-name="P4">#include&lt;iostream&gt; </text:p>
      <text:p text:style-name="P4">using namespace std; </text:p>
      <text:p text:style-name="P4">int volume(int); <text:s text:c="23"/>//function declarations </text:p>
      <text:p text:style-name="P4">double volume(double,int); </text:p>
      <text:p text:style-name="P4">long volume(long,int,int); </text:p>
      <text:p text:style-name="P4">int main(){ </text:p>
      <text:p text:style-name="P4"><text:s text:c="3"/></text:p>
      <text:p text:style-name="P4"><text:s text:c="6"/>cout&lt;&lt; volume(10) &lt;&lt;"\n"; </text:p>
      <text:p text:style-name="P4"><text:s text:c="6"/>cout&lt;&lt;volume(2.5,8)&lt;&lt;"\n"; </text:p>
      <text:p text:style-name="P4"><text:s text:c="6"/>cout&lt;&lt;volume(100L,75,15)&lt;&lt;"\n"; </text:p>
      <text:p text:style-name="P4"><text:s text:c="6"/>return 0; </text:p>
      <text:p text:style-name="P4">} </text:p>
      <text:p text:style-name="P4">int volume(int s){ <text:s text:c="19"/>//cube, </text:p>
      <text:p text:style-name="P4"><text:s text:c="4"/></text:p>
      <text:p text:style-name="P4"><text:soft-page-break/><text:s text:c="6"/>return(s*s*s); </text:p>
      <text:p text:style-name="P4">} </text:p>
      <text:p text:style-name="P4">double volume(double r,int h){ <text:s text:c="9"/>//cylinder </text:p>
      <text:p text:style-name="P4"><text:s text:c="3"/></text:p>
      <text:p text:style-name="P4"><text:s text:c="6"/>return(3.14519*r*r*h); </text:p>
      <text:p text:style-name="P4">} </text:p>
      <text:p text:style-name="P4">long volume(long l,int b,int h){ <text:s text:c="7"/>//rectangular box </text:p>
      <text:p text:style-name="P4"><text:s text:c="2"/></text:p>
      <text:p text:style-name="P4"><text:s text:c="6"/>return(l*b*h); </text:p>
      <text:p text:style-name="P4">} </text:p>
      <text:p text:style-name="P4"/>
      <text:p text:style-name="P3">9.This program implement "virtual base class" </text:p>
      <text:p text:style-name="P4">#include &lt;iostream&gt; </text:p>
      <text:p text:style-name="P4"/>
      <text:p text:style-name="P4">using namespace std ; </text:p>
      <text:p text:style-name="P4"/>
      <text:p text:style-name="P4">class grandparent </text:p>
      <text:p text:style-name="P4">{ </text:p>
      <text:p text:style-name="P4"><text:s text:c="4"/>protected : </text:p>
      <text:p text:style-name="P4"><text:s text:c="4"/>int valueG ; </text:p>
      <text:p text:style-name="P4"><text:s text:c="4"/>public : </text:p>
      <text:p text:style-name="P4"><text:s text:c="4"/>void get_valueG(int ) ; </text:p>
      <text:p text:style-name="P4"><text:s text:c="4"/>void put_valueG(void) ; </text:p>
      <text:p text:style-name="P4">} ; </text:p>
      <text:p text:style-name="P4">void grandparent ::get_valueG(int a) </text:p>
      <text:p text:style-name="P4">{ </text:p>
      <text:p text:style-name="P4"><text:s text:c="4"/>valueG = a ; </text:p>
      <text:p text:style-name="P4">} </text:p>
      <text:p text:style-name="P4">void grandparent ::put_valueG() </text:p>
      <text:p text:style-name="P4">{ </text:p>
      <text:p text:style-name="P4"><text:s text:c="4"/>cout &lt;&lt;"grandparent :"&lt;&lt;valueG&lt;&lt;"\n" ; </text:p>
      <text:p text:style-name="P4">} </text:p>
      <text:p text:style-name="P4">class parent1 : virtual public grandparent </text:p>
      <text:p text:style-name="P4"><text:soft-page-break/>{ </text:p>
      <text:p text:style-name="P4"><text:s text:c="4"/>protected : </text:p>
      <text:p text:style-name="P4"><text:s text:c="4"/>int valueP1 ; </text:p>
      <text:p text:style-name="P4"><text:s text:c="4"/>public : </text:p>
      <text:p text:style-name="P4"><text:s text:c="4"/>void get_valueP1(int b) </text:p>
      <text:p text:style-name="P4"><text:s text:c="4"/>{ </text:p>
      <text:p text:style-name="P4"><text:s text:c="8"/>valueP1 = b ; </text:p>
      <text:p text:style-name="P4"><text:s text:c="4"/>} </text:p>
      <text:p text:style-name="P4"><text:s text:c="4"/>void put_valueP1() </text:p>
      <text:p text:style-name="P4"><text:s text:c="4"/>{ </text:p>
      <text:p text:style-name="P4"><text:s text:c="8"/>cout&lt;&lt;"parent1 :"&lt;&lt;valueP1&lt;&lt;"\n" ; </text:p>
      <text:p text:style-name="P4"><text:s text:c="4"/>} </text:p>
      <text:p text:style-name="P4">} ; </text:p>
      <text:p text:style-name="P4">class parent2 :virtual public grandparent </text:p>
      <text:p text:style-name="P4">{ </text:p>
      <text:p text:style-name="P4"><text:s text:c="4"/>protected : </text:p>
      <text:p text:style-name="P4"><text:s text:c="4"/>int valueP2 ; </text:p>
      <text:p text:style-name="P4"><text:s text:c="4"/>public : </text:p>
      <text:p text:style-name="P4"><text:s text:c="4"/>void get_valueP2(int c) </text:p>
      <text:p text:style-name="P4"><text:s text:c="4"/>{ </text:p>
      <text:p text:style-name="P4"><text:s text:c="8"/>valueP2 = c ; </text:p>
      <text:p text:style-name="P4"><text:s text:c="4"/>} </text:p>
      <text:p text:style-name="P4"><text:s text:c="4"/>void put_valueP2() </text:p>
      <text:p text:style-name="P4"><text:s text:c="4"/>{ </text:p>
      <text:p text:style-name="P4"><text:s text:c="8"/>cout &lt;&lt;"parent2 :"&lt;&lt;valueP2&lt;&lt;"\n" ; </text:p>
      <text:p text:style-name="P4"><text:s text:c="4"/>} </text:p>
      <text:p text:style-name="P4">} ; </text:p>
      <text:p text:style-name="P4">class child : public parent1 , public parent2 </text:p>
      <text:p text:style-name="P4">{ </text:p>
      <text:p text:style-name="P4"><text:s text:c="4"/>public : </text:p>
      <text:p text:style-name="P4"><text:s text:c="4"/>void display() </text:p>
      <text:p text:style-name="P4"><text:s text:c="4"/>{ </text:p>
      <text:p text:style-name="P4"><text:s text:c="8"/>put_valueG() ; </text:p>
      <text:p text:style-name="P4"><text:soft-page-break/><text:s text:c="8"/>put_valueP1() ; </text:p>
      <text:p text:style-name="P4"><text:s text:c="8"/>put_valueP2() <text:s/>; </text:p>
      <text:p text:style-name="P4"><text:s text:c="4"/>} </text:p>
      <text:p text:style-name="P4">} ; </text:p>
      <text:p text:style-name="P4">int main() </text:p>
      <text:p text:style-name="P4">{ </text:p>
      <text:p text:style-name="P4"><text:s text:c="4"/>child deepak ; </text:p>
      <text:p text:style-name="P4"><text:s text:c="4"/>deepak.get_valueG(1) ; </text:p>
      <text:p text:style-name="P4"><text:s text:c="4"/>deepak.get_valueP1(2) ; </text:p>
      <text:p text:style-name="P4"><text:s text:c="4"/>deepak.get_valueP2(3) ; </text:p>
      <text:p text:style-name="P4"><text:s text:c="4"/>deepak.display() ; </text:p>
      <text:p text:style-name="P4"><text:s text:c="4"/>return 0 ; </text:p>
      <text:p text:style-name="P4">}</text:p>
      <text:p text:style-name="P4"/>
      <text:p text:style-name="P3">10.This program implement "virtual function(run time </text:p>
      <text:p text:style-name="P3"><text:s text:c="5"/>polymorphism)" </text:p>
      <text:p text:style-name="P4">#include &lt;iostream&gt; </text:p>
      <text:p text:style-name="P4"/>
      <text:p text:style-name="P4">using namespace std ; </text:p>
      <text:p text:style-name="P4"/>
      <text:p text:style-name="P4">class base </text:p>
      <text:p text:style-name="P4">{ </text:p>
      <text:p text:style-name="P4"><text:s text:c="4"/>public : </text:p>
      <text:p text:style-name="P4"><text:s text:c="4"/>void display() </text:p>
      <text:p text:style-name="P4"><text:s text:c="4"/>{ </text:p>
      <text:p text:style-name="P4"><text:s text:c="8"/>cout &lt;&lt;"display base \n" ; </text:p>
      <text:p text:style-name="P4"><text:s text:c="4"/>} </text:p>
      <text:p text:style-name="P4"><text:s text:c="4"/>virtual void show() </text:p>
      <text:p text:style-name="P4"><text:s text:c="4"/>{ </text:p>
      <text:p text:style-name="P4"><text:s text:c="8"/>cout &lt;&lt;"show base \n" ; </text:p>
      <text:p text:style-name="P4"><text:s text:c="4"/>} </text:p>
      <text:p text:style-name="P4">} ; </text:p>
      <text:p text:style-name="P4">class derived : public base </text:p>
      <text:p text:style-name="P4"><text:soft-page-break/>{ </text:p>
      <text:p text:style-name="P4"><text:s text:c="4"/>public : </text:p>
      <text:p text:style-name="P4"><text:s text:c="4"/>void display() </text:p>
      <text:p text:style-name="P4"><text:s text:c="4"/>{ </text:p>
      <text:p text:style-name="P4"><text:s text:c="8"/>cout&lt;&lt;"display derived \n" ; </text:p>
      <text:p text:style-name="P4"><text:s text:c="4"/>} </text:p>
      <text:p text:style-name="P4"><text:s text:c="4"/>void show() </text:p>
      <text:p text:style-name="P4"><text:s text:c="4"/>{ </text:p>
      <text:p text:style-name="P4"><text:s text:c="8"/>cout &lt;&lt;"show derived \n" ; </text:p>
      <text:p text:style-name="P4"><text:s text:c="4"/>} </text:p>
      <text:p text:style-name="P4">} ; </text:p>
      <text:p text:style-name="P4">int main() </text:p>
      <text:p text:style-name="P4">{ </text:p>
      <text:p text:style-name="P4"><text:s text:c="4"/>base b ; </text:p>
      <text:p text:style-name="P4"><text:s text:c="4"/>derived d ; </text:p>
      <text:p text:style-name="P4"><text:s text:c="4"/>base *ptr ; </text:p>
      <text:p text:style-name="P4"><text:s text:c="4"/>cout &lt;&lt;"ptr point to base \n"; </text:p>
      <text:p text:style-name="P4"><text:s text:c="4"/>ptr = &amp;b ; </text:p>
      <text:p text:style-name="P4"><text:s text:c="4"/>ptr-&gt;display() ; </text:p>
      <text:p text:style-name="P4"><text:s text:c="4"/>ptr-&gt;show() ; </text:p>
      <text:p text:style-name="P4"><text:s text:c="4"/>cout &lt;&lt;"\nptr point to derived \n" ; </text:p>
      <text:p text:style-name="P4"><text:s text:c="4"/>ptr = &amp;d ; </text:p>
      <text:p text:style-name="P4"><text:s text:c="4"/>ptr-&gt;display() ; </text:p>
      <text:p text:style-name="P4"><text:s text:c="4"/>ptr-&gt;show() ; </text:p>
      <text:p text:style-name="P4"><text:s text:c="4"/>return 0 ; </text:p>
      <text:p text:style-name="P4">} </text:p>
      <text:p text:style-name="P4"/>
      <text:p text:style-name="P4">By Deepak Sisodiya</text:p>
      <text:p text:style-name="P4"><text:a xlink:type="simple" xlink:href="mailto:deepak.sisodiya@gmail.com">deepak.sisodiya@gmail.com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文鼎PL中楷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meta:initial-creator>TualatriX</meta:initial-creator>
    <meta:creation-date>2008-02-15T12:08:28</meta:creation-date>
    <meta:editing-cycles>3</meta:editing-cycles>
    <meta:editing-duration>PT8M7S</meta:editing-duration>
    <dc:date>2012-10-04T12:39:01</dc:date>
    <dc:creator>deepak </dc:creator>
    <meta:document-statistic meta:table-count="0" meta:image-count="0" meta:object-count="0" meta:page-count="10" meta:paragraph-count="298" meta:word-count="817" meta:character-count="5728"/>
    <meta:user-defined meta:name="Info 1"/>
    <meta:user-defined meta:name="Info 2"/>
    <meta:user-defined meta:name="Info 3"/>
    <meta:user-defined meta:name="Info 4"/>
  </office:meta>
</office:document-meta>
</file>